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>
      <style:text-properties style:font-name="Lucida Console" fo:font-size="14pt" style:font-size-asian="14pt" style:font-size-complex="14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 style:list-style-name="WWNum7"/>
    <style:style style:name="P7" style:family="paragraph" style:parent-style-name="List_20_Paragraph" style:list-style-name="WWNum8"/>
    <style:style style:name="P8" style:family="paragraph" style:parent-style-name="List_20_Paragraph" style:list-style-name="WWNum9"/>
    <style:style style:name="P9" style:family="paragraph" style:parent-style-name="List_20_Paragraph" style:list-style-name="WWNum10"/>
    <style:style style:name="P10" style:family="paragraph" style:parent-style-name="Standard">
      <style:text-properties style:font-name="Lucida Console"/>
    </style:style>
    <style:style style:name="P11" style:family="paragraph" style:parent-style-name="Standard">
      <style:text-properties style:font-name="Lucida Console" fo:font-size="14pt" style:font-size-asian="14pt" style:font-size-complex="14pt"/>
    </style:style>
    <style:style style:name="P12" style:family="paragraph" style:parent-style-name="Standard">
      <style:text-properties style:font-name="Lucida Console" fo:font-size="14pt" fo:language="en" fo:country="US" style:font-size-asian="14pt" style:font-size-complex="14pt"/>
    </style:style>
    <style:style style:name="P13" style:family="paragraph" style:parent-style-name="Standard">
      <style:text-properties style:font-name="Lucida Console" fo:font-size="20pt" fo:language="en" fo:country="US" fo:font-weight="bold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Lucida Console" fo:font-size="14pt" fo:language="en" fo:country="US" style:font-size-asian="14pt" style:font-size-complex="14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style:font-name="Lucida Console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ucida Console" fo:font-size="20pt" fo:language="en" fo:country="US" fo:font-weight="bold" style:font-size-asian="20pt" style:font-weight-asian="bold" style:font-size-complex="20pt" style:font-weight-complex="bold"/>
    </style:style>
    <style:style style:name="T3" style:family="text">
      <style:text-properties style:font-name="Lucida Console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ucida Console" fo:font-size="16pt" style:font-size-asian="16pt" style:font-size-complex="16pt"/>
    </style:style>
    <style:style style:name="T5" style:family="text">
      <style:text-properties style:font-name="Lucida Console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font-name="Lucida Console" fo:font-size="14pt" style:font-size-asian="14pt" style:font-size-complex="14pt"/>
    </style:style>
    <style:style style:name="T7" style:family="text">
      <style:text-properties style:font-name="Lucida Console" fo:font-size="14pt" fo:language="en" fo:country="US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JOB01</text:span></text:p>
      <text:p text:style-name="P10"/>
      <text:p text:style-name="Standard"><text:span text:style-name="T3">Comment ajouter des options à une commande ?</text:span></text:p>
      <text:p text:style-name="Standard"><text:span text:style-name="T6">Les flags, ou encore options, s’ajoutent à l’aide d’un tiret (-) suivit d’un ou plusieurs caractères selon la quantité d’options nécessaires parmi les options disponibles.</text:span></text:p>
      <text:p text:style-name="Standard"><text:span text:style-name="T6">Pour connaitre les options disponibles pour une commande, il faut saisir « man » suivit du nom de la commande. </text:span></text:p>
      <text:p text:style-name="P11"/>
      <text:p text:style-name="P14"/>
      <text:p text:style-name="Standard"><text:span text:style-name="T3">Quelles sont les deux syntaxes principales d’écriture des options pour une commande ?</text:span></text:p>
      <text:p text:style-name="Standard"><text:span text:style-name="T6">Exemples des différentes syntaxes possible avec la commande « ls » : </text:span></text:p>
      <text:list xml:id="list56631206" text:style-name="WWNum1">
        <text:list-item>
          <text:p text:style-name="P1"><text:span text:style-name="T6">ls -l [&lt;destination_du_répertoire&gt;]</text:span></text:p>
        </text:list-item>
        <text:list-item>
          <text:p text:style-name="P1"><text:span text:style-name="T6">ls -lah [&lt;destination_du_répertoire&gt;]</text:span></text:p>
        </text:list-item>
        <text:list-item>
          <text:p text:style-name="P1"><text:span text:style-name="T6">ls –color=always [&lt;destination_du_répertoire&gt;]</text:span></text:p>
        </text:list-item>
        <text:list-item>
          <text:p text:style-name="P1"><text:span text:style-name="T6">ls –color=auto -lah [&lt;destination_du_répertoire&gt;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Guette</meta:initial-creator>
    <meta:editing-cycles>14</meta:editing-cycles>
    <meta:creation-date>2023-05-15T10:40:00</meta:creation-date>
    <dc:date>2023-05-31T11:03:29.385027131</dc:date>
    <meta:editing-duration>PT10H59M36S</meta:editing-duration>
    <meta:generator>LibreOffice/7.0.4.2$Linux_X86_64 LibreOffice_project/00$Build-2</meta:generator>
    <meta:document-statistic meta:table-count="0" meta:image-count="0" meta:object-count="0" meta:page-count="1" meta:paragraph-count="10" meta:word-count="96" meta:character-count="660" meta:non-whitespace-character-count="576"/>
    <meta:user-defined meta:name="AppVersion">16.0000</meta:user-defined>
    <meta:template xlink:type="simple" xlink:actuate="onRequest" xlink:title="Normal" xlink:href=""/>
  </office:meta>
</office:document-meta>
</file>